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0403in" style:rel-column-width="19308*"/>
    </style:style>
    <style:style style:name="Table1.C" style:family="table-column">
      <style:table-column-properties style:column-width="2.5764in" style:rel-column-width="243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e6a8" officeooo:paragraph-rsid="0009e6a8"/>
    </style:style>
    <style:style style:name="P2" style:family="paragraph" style:parent-style-name="Standard">
      <style:text-properties officeooo:rsid="0009e6a8" officeooo:paragraph-rsid="0009e6a8"/>
    </style:style>
    <style:style style:name="P3" style:family="paragraph" style:parent-style-name="Table_20_Contents">
      <style:text-properties officeooo:rsid="0009e6a8" officeooo:paragraph-rsid="0009e6a8"/>
    </style:style>
    <style:style style:name="P4" style:family="paragraph" style:parent-style-name="Table_20_Contents">
      <style:paragraph-properties fo:text-align="center" style:justify-single-word="false"/>
      <style:text-properties officeooo:rsid="0009e6a8"/>
    </style:style>
    <style:style style:name="T1" style:family="text">
      <style:text-properties officeooo:rsid="0009e6a8"/>
    </style:style>
    <style:style style:name="T2" style:family="text">
      <style:text-properties officeooo:rsid="000bc6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Input(s)</text:p>
          </table:table-cell>
          <table:table-cell table:style-name="Table1.A1" office:value-type="string">
            <text:p text:style-name="P4">System</text:p>
          </table:table-cell>
          <table:table-cell table:style-name="Table1.C1" office:value-type="string">
            <text:p text:style-name="P4">Output(s)</text:p>
          </table:table-cell>
        </table:table-row>
        <table:table-row>
          <table:table-cell table:style-name="Table1.A2" office:value-type="string">
            <text:p text:style-name="P3">* Directory of file submissions</text:p>
            <text:p text:style-name="P3">* Student Roster</text:p>
          </table:table-cell>
          <table:table-cell table:style-name="Table1.A2" office:value-type="string">
            <text:p text:style-name="P3">Infile Preparation</text:p>
          </table:table-cell>
          <table:table-cell table:style-name="Table1.C2" office:value-type="string">
            <text:p text:style-name="P3">* <text:span text:style-name="T2">Table of all files with id tag on them in submission folder with id, file, and original downloaded submission name</text:span></text:p>
          </table:table-cell>
        </table:table-row>
        <table:table-row>
          <table:table-cell table:style-name="Table1.A2" office:value-type="string">
            <text:p text:style-name="Table_20_Contents">* <text:span text:style-name="T1">Grader file</text:span></text:p>
            <text:p text:style-name="Table_20_Contents">* <text:span text:style-name="T1">Grader options</text:span></text:p>
            <text:p text:style-name="Table_20_Contents">* <text:span text:style-name="T2">Table of file submissions</text:span></text:p>
          </table:table-cell>
          <table:table-cell table:style-name="Table1.A2" office:value-type="string">
            <text:p text:style-name="P3">Grader</text:p>
          </table:table-cell>
          <table:table-cell table:style-name="Table1.C2" office:value-type="string">
            <text:p text:style-name="Table_20_Contents">* <text:span text:style-name="T2">Table of students and corresponding assignment grade</text:span></text:p>
          </table:table-cell>
        </table:table-row>
        <table:table-row>
          <table:table-cell table:style-name="Table1.A2" office:value-type="string">
            <text:p text:style-name="P3">* <text:span text:style-name="T2">Table</text:span> of students and corresponding <text:span text:style-name="T2">assignment</text:span> grade </text:p>
          </table:table-cell>
          <table:table-cell table:style-name="Table1.A2" office:value-type="string">
            <text:p text:style-name="P3">Outfile Preparation</text:p>
          </table:table-cell>
          <table:table-cell table:style-name="Table1.C2" office:value-type="string">
            <text:p text:style-name="Table_20_Contents">* <text:span text:style-name="T2">Dynamic .csv (using formulas) with all student info, assignment grade, and feedback (w/late status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e6a8" officeooo:paragraph-rsid="0009e6a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ystem Architecture I/O</text:p>
        <text:p text:style-name="MP1">Caleb Groves – v1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0:40:22.869383183</meta:creation-date>
    <dc:date>2018-05-16T17:31:21.465829057</dc:date>
    <meta:editing-duration>PT14M47S</meta:editing-duration>
    <meta:editing-cycles>3</meta:editing-cycles>
    <meta:generator>LibreOffice/5.4.0.3$Linux_X86_64 LibreOffice_project/7556cbc6811c9d992f4064ab9287069087d7f62c</meta:generator>
    <meta:document-statistic meta:table-count="1" meta:image-count="0" meta:object-count="0" meta:page-count="1" meta:paragraph-count="17" meta:word-count="85" meta:character-count="537" meta:non-whitespace-character-count="467"/>
  </office:meta>
</office:document-meta>
</file>